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15.42pt" svg:y="13.41pt">
            <loext:p draw:notify-on-update-of-ranges="Sheet1.B19:Sheet1.B19 Sheet1.C19:Sheet1.F19 Sheet1.B20:Sheet1.B20 Sheet1.C20:Sheet1.F20 Sheet1.B19:Sheet1.B19 Sheet1.C19:Sheet1.F19 Sheet1.B21:Sheet1.B21 Sheet1.C21:Sheet1.F21 Sheet1.B19:Sheet1.B19 Sheet1.C19:Sheet1.F19 Sheet1.B22:Sheet1.B22 Sheet1.C22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8.71pt" svg:y="276.77pt">
            <loext:p draw:notify-on-update-of-ranges="Sheet1.B24:Sheet1.B24 Sheet1.C24:Sheet1.F24 Sheet1.B25:Sheet1.B25 Sheet1.C25:Sheet1.F25 Sheet1.B24:Sheet1.B24 Sheet1.C24:Sheet1.F24 Sheet1.B26:Sheet1.B26 Sheet1.C26:Sheet1.F26 Sheet1.B24:Sheet1.B24 Sheet1.C24:Sheet1.F24 Sheet1.B27:Sheet1.B27 Sheet1.C27:Sheet1.F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1" table:default-cell-style-name="ce1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tc</text:p>
          </table:table-cell>
          <table:table-cell office:value-type="string" calcext:value-type="string">
            <text:p>dts</text:p>
          </table:table-cell>
          <table:table-cell office:value-type="string" calcext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0" calcext:value-type="float">
            <text:p>0</text:p>
          </table:table-cell>
          <table:table-cell office:value-type="float" office:value="12.941" calcext:value-type="float">
            <text:p>12.941</text:p>
          </table:table-cell>
          <table:table-cell office:value-type="float" office:value="6327.564" calcext:value-type="float">
            <text:p>6327.56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100" calcext:value-type="float">
            <text:p>100</text:p>
          </table:table-cell>
          <table:table-cell office:value-type="float" office:value="78.33" calcext:value-type="float">
            <text:p>78.33</text:p>
          </table:table-cell>
          <table:table-cell office:value-type="float" office:value="1045.385" calcext:value-type="float">
            <text:p>1045.38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200" calcext:value-type="float">
            <text:p>200</text:p>
          </table:table-cell>
          <table:table-cell office:value-type="float" office:value="139.473" calcext:value-type="float">
            <text:p>139.473</text:p>
          </table:table-cell>
          <table:table-cell office:value-type="float" office:value="587.103" calcext:value-type="float">
            <text:p>587.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300" calcext:value-type="float">
            <text:p>300</text:p>
          </table:table-cell>
          <table:table-cell office:value-type="float" office:value="198.067" calcext:value-type="float">
            <text:p>198.067</text:p>
          </table:table-cell>
          <table:table-cell office:value-type="float" office:value="413.421" calcext:value-type="float">
            <text:p>413.4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0" calcext:value-type="float">
            <text:p>0</text:p>
          </table:table-cell>
          <table:table-cell office:value-type="float" office:value="2.728" calcext:value-type="float">
            <text:p>2.728</text:p>
          </table:table-cell>
          <table:table-cell office:value-type="float" office:value="30016.862" calcext:value-type="float">
            <text:p>30016.86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100" calcext:value-type="float">
            <text:p>100</text:p>
          </table:table-cell>
          <table:table-cell office:value-type="float" office:value="2.759" calcext:value-type="float">
            <text:p>2.759</text:p>
          </table:table-cell>
          <table:table-cell office:value-type="float" office:value="29679.594" calcext:value-type="float">
            <text:p>29679.5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200" calcext:value-type="float">
            <text:p>200</text:p>
          </table:table-cell>
          <table:table-cell office:value-type="float" office:value="2.736" calcext:value-type="float">
            <text:p>2.736</text:p>
          </table:table-cell>
          <table:table-cell office:value-type="float" office:value="29929.094" calcext:value-type="float">
            <text:p>29929.0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300" calcext:value-type="float">
            <text:p>300</text:p>
          </table:table-cell>
          <table:table-cell office:value-type="float" office:value="2.716" calcext:value-type="float">
            <text:p>2.716</text:p>
          </table:table-cell>
          <table:table-cell office:value-type="float" office:value="30149.485" calcext:value-type="float">
            <text:p>30149.48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0" calcext:value-type="float">
            <text:p>0</text:p>
          </table:table-cell>
          <table:table-cell office:value-type="float" office:value="6.582" calcext:value-type="float">
            <text:p>6.582</text:p>
          </table:table-cell>
          <table:table-cell office:value-type="float" office:value="12440.747" calcext:value-type="float">
            <text:p>12440.7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100" calcext:value-type="float">
            <text:p>100</text:p>
          </table:table-cell>
          <table:table-cell office:value-type="float" office:value="50.88" calcext:value-type="float">
            <text:p>50.88</text:p>
          </table:table-cell>
          <table:table-cell office:value-type="float" office:value="1609.375" calcext:value-type="float">
            <text:p>1609.3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200" calcext:value-type="float">
            <text:p>200</text:p>
          </table:table-cell>
          <table:table-cell office:value-type="float" office:value="95.565" calcext:value-type="float">
            <text:p>95.565</text:p>
          </table:table-cell>
          <table:table-cell office:value-type="float" office:value="856.851" calcext:value-type="float">
            <text:p>856.8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300" calcext:value-type="float">
            <text:p>300</text:p>
          </table:table-cell>
          <table:table-cell office:value-type="float" office:value="136.847" calcext:value-type="float">
            <text:p>136.847</text:p>
          </table:table-cell>
          <table:table-cell office:value-type="float" office:value="598.369" calcext:value-type="float">
            <text:p>598.369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12.941" calcext:value-type="float">
            <text:p>12.941</text:p>
          </table:table-cell>
          <table:table-cell office:value-type="float" office:value="78.33" calcext:value-type="float">
            <text:p>78.33</text:p>
          </table:table-cell>
          <table:table-cell office:value-type="float" office:value="139.473" calcext:value-type="float">
            <text:p>139.473</text:p>
          </table:table-cell>
          <table:table-cell office:value-type="float" office:value="198.067" calcext:value-type="float">
            <text:p>198.0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2.728" calcext:value-type="float">
            <text:p>2.728</text:p>
          </table:table-cell>
          <table:table-cell office:value-type="float" office:value="2.759" calcext:value-type="float">
            <text:p>2.759</text:p>
          </table:table-cell>
          <table:table-cell office:value-type="float" office:value="2.736" calcext:value-type="float">
            <text:p>2.736</text:p>
          </table:table-cell>
          <table:table-cell office:value-type="float" office:value="2.716" calcext:value-type="float">
            <text:p>2.7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6.582" calcext:value-type="float">
            <text:p>6.582</text:p>
          </table:table-cell>
          <table:table-cell office:value-type="float" office:value="50.88" calcext:value-type="float">
            <text:p>50.88</text:p>
          </table:table-cell>
          <table:table-cell office:value-type="float" office:value="95.565" calcext:value-type="float">
            <text:p>95.565</text:p>
          </table:table-cell>
          <table:table-cell office:value-type="float" office:value="136.847" calcext:value-type="float">
            <text:p>136.84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ipedreams</text:p>
          </table:table-cell>
          <table:table-cell office:value-type="float" office:value="6327.564" calcext:value-type="float">
            <text:p>6327.564</text:p>
          </table:table-cell>
          <table:table-cell office:value-type="float" office:value="1045.385" calcext:value-type="float">
            <text:p>1045.385</text:p>
          </table:table-cell>
          <table:table-cell office:value-type="float" office:value="587.103" calcext:value-type="float">
            <text:p>587.103</text:p>
          </table:table-cell>
          <table:table-cell office:value-type="float" office:value="413.421" calcext:value-type="float">
            <text:p>413.4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float" office:value="30016.862" calcext:value-type="float">
            <text:p>30016.862</text:p>
          </table:table-cell>
          <table:table-cell office:value-type="float" office:value="29679.594" calcext:value-type="float">
            <text:p>29679.594</text:p>
          </table:table-cell>
          <table:table-cell office:value-type="float" office:value="29929.094" calcext:value-type="float">
            <text:p>29929.094</text:p>
          </table:table-cell>
          <table:table-cell office:value-type="float" office:value="30149.485" calcext:value-type="float">
            <text:p>30149.4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adable</text:p>
          </table:table-cell>
          <table:table-cell office:value-type="float" office:value="12440.747" calcext:value-type="float">
            <text:p>12440.747</text:p>
          </table:table-cell>
          <table:table-cell office:value-type="float" office:value="1609.375" calcext:value-type="float">
            <text:p>1609.375</text:p>
          </table:table-cell>
          <table:table-cell office:value-type="float" office:value="856.851" calcext:value-type="float">
            <text:p>856.851</text:p>
          </table:table-cell>
          <table:table-cell office:value-type="float" office:value="598.369" calcext:value-type="float">
            <text:p>598.369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B4:Sheet1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TW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3:11:49.265503012</meta:creation-date>
    <dc:date>2016-12-15T23:23:26.273339211</dc:date>
    <meta:editing-duration>PT11M36S</meta:editing-duration>
    <meta:editing-cycles>6</meta:editing-cycles>
    <meta:generator>LibreOffice/5.1.4.2$Linux_X86_64 LibreOffice_project/10m0$Build-2</meta:generator>
    <meta:document-statistic meta:table-count="1" meta:cell-count="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1cm" svg:y="3.736cm" style:legend-expansion="high" chart:style-name="ch2"/>
        <chart:plot-area chart:style-name="ch3" table:cell-range-address="Sheet1.B19:Sheet1.F22" chart:data-source-has-labels="column" svg:x="0.32cm" svg:y="0.18cm" svg:width="12.161cm" svg:height="8.64cm">
          <chartooo:coordinate-region svg:x="1.167cm" svg:y="0.368cm" svg:width="11.014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0:Sheet1.F20" chart:label-cell-address="Sheet1.B20:Sheet1.B20" chart:class="chart:scatter">
            <chart:domain table:cell-range-address="Sheet1.C19:Sheet1.F19"/>
            <chart:data-point chart:repeated="4"/>
          </chart:series>
          <chart:series chart:style-name="ch7" chart:values-cell-range-address="Sheet1.C21:Sheet1.F21" chart:label-cell-address="Sheet1.B21:Sheet1.B21" chart:class="chart:scatter">
            <chart:data-point chart:repeated="4"/>
          </chart:series>
          <chart:series chart:style-name="ch8" chart:values-cell-range-address="Sheet1.C22:Sheet1.F22" chart:label-cell-address="Sheet1.B22:Sheet1.B2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19:Sheet1.F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ipedreams</text:p>
                <draw:g>
                  <svg:desc>Sheet1.B20:Sheet1.B20</svg:desc>
                </draw:g>
              </table:table-cell>
              <table:table-cell office:value-type="float" office:value="12.941">
                <text:p>12.941</text:p>
                <draw:g>
                  <svg:desc>Sheet1.C20:Sheet1.F20</svg:desc>
                </draw:g>
              </table:table-cell>
              <table:table-cell office:value-type="float" office:value="78.33">
                <text:p>78.33</text:p>
              </table:table-cell>
              <table:table-cell office:value-type="float" office:value="139.473">
                <text:p>139.473</text:p>
              </table:table-cell>
              <table:table-cell office:value-type="float" office:value="198.067">
                <text:p>198.067</text:p>
              </table:table-cell>
            </table:table-row>
            <table:table-row>
              <table:table-cell office:value-type="string">
                <text:p>pull</text:p>
                <draw:g>
                  <svg:desc>Sheet1.B21:Sheet1.B21</svg:desc>
                </draw:g>
              </table:table-cell>
              <table:table-cell office:value-type="float" office:value="2.728">
                <text:p>2.728</text:p>
                <draw:g>
                  <svg:desc>Sheet1.C21:Sheet1.F21</svg:desc>
                </draw:g>
              </table:table-cell>
              <table:table-cell office:value-type="float" office:value="2.759">
                <text:p>2.759</text:p>
              </table:table-cell>
              <table:table-cell office:value-type="float" office:value="2.736">
                <text:p>2.736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>readable</text:p>
                <draw:g>
                  <svg:desc>Sheet1.B22:Sheet1.B22</svg:desc>
                </draw:g>
              </table:table-cell>
              <table:table-cell office:value-type="float" office:value="6.582">
                <text:p>6.582</text:p>
                <draw:g>
                  <svg:desc>Sheet1.C22:Sheet1.F22</svg:desc>
                </draw:g>
              </table:table-cell>
              <table:table-cell office:value-type="float" office:value="50.88">
                <text:p>50.88</text:p>
              </table:table-cell>
              <table:table-cell office:value-type="float" office:value="95.565">
                <text:p>95.565</text:p>
              </table:table-cell>
              <table:table-cell office:value-type="float" office:value="136.847">
                <text:p>13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1cm" svg:y="3.736cm" style:legend-expansion="high" chart:style-name="ch2"/>
        <chart:plot-area chart:style-name="ch3" table:cell-range-address="Sheet1.B24:Sheet1.F27" chart:data-source-has-labels="column" svg:x="0.32cm" svg:y="0.18cm" svg:width="12.161cm" svg:height="8.64cm">
          <chartooo:coordinate-region svg:x="1.565cm" svg:y="0.368cm" svg:width="10.616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F25" chart:label-cell-address="Sheet1.B25:Sheet1.B25" chart:class="chart:scatter">
            <chart:domain table:cell-range-address="Sheet1.C24:Sheet1.F24"/>
            <chart:data-point chart:repeated="4"/>
          </chart:series>
          <chart:series chart:style-name="ch7" chart:values-cell-range-address="Sheet1.C26:Sheet1.F26" chart:label-cell-address="Sheet1.B26:Sheet1.B26" chart:class="chart:scatter">
            <chart:data-point chart:repeated="4"/>
          </chart:series>
          <chart:series chart:style-name="ch8" chart:values-cell-range-address="Sheet1.C27:Sheet1.F27" chart:label-cell-address="Sheet1.B27:Sheet1.B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24:Sheet1.F2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pipedreams</text:p>
                <draw:g>
                  <svg:desc>Sheet1.B25:Sheet1.B25</svg:desc>
                </draw:g>
              </table:table-cell>
              <table:table-cell office:value-type="float" office:value="6327.564">
                <text:p>6327.564</text:p>
                <draw:g>
                  <svg:desc>Sheet1.C25:Sheet1.F25</svg:desc>
                </draw:g>
              </table:table-cell>
              <table:table-cell office:value-type="float" office:value="1045.385">
                <text:p>1045.385</text:p>
              </table:table-cell>
              <table:table-cell office:value-type="float" office:value="587.103">
                <text:p>587.103</text:p>
              </table:table-cell>
              <table:table-cell office:value-type="float" office:value="413.421">
                <text:p>413.421</text:p>
              </table:table-cell>
            </table:table-row>
            <table:table-row>
              <table:table-cell office:value-type="string">
                <text:p>pull</text:p>
                <draw:g>
                  <svg:desc>Sheet1.B26:Sheet1.B26</svg:desc>
                </draw:g>
              </table:table-cell>
              <table:table-cell office:value-type="float" office:value="30016.862">
                <text:p>30016.862</text:p>
                <draw:g>
                  <svg:desc>Sheet1.C26:Sheet1.F26</svg:desc>
                </draw:g>
              </table:table-cell>
              <table:table-cell office:value-type="float" office:value="29679.594">
                <text:p>29679.594</text:p>
              </table:table-cell>
              <table:table-cell office:value-type="float" office:value="29929.094">
                <text:p>29929.094</text:p>
              </table:table-cell>
              <table:table-cell office:value-type="float" office:value="30149.485">
                <text:p>30149.485</text:p>
              </table:table-cell>
            </table:table-row>
            <table:table-row>
              <table:table-cell office:value-type="string">
                <text:p>readable</text:p>
                <draw:g>
                  <svg:desc>Sheet1.B27:Sheet1.B27</svg:desc>
                </draw:g>
              </table:table-cell>
              <table:table-cell office:value-type="float" office:value="12440.747">
                <text:p>12440.747</text:p>
                <draw:g>
                  <svg:desc>Sheet1.C27:Sheet1.F27</svg:desc>
                </draw:g>
              </table:table-cell>
              <table:table-cell office:value-type="float" office:value="1609.375">
                <text:p>1609.375</text:p>
              </table:table-cell>
              <table:table-cell office:value-type="float" office:value="856.851">
                <text:p>856.851</text:p>
              </table:table-cell>
              <table:table-cell office:value-type="float" office:value="598.369">
                <text:p>598.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